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8a1ba" officeooo:paragraph-rsid="0008a1ba" style:font-size-asian="19.25pt" style:font-size-complex="22pt"/>
    </style:style>
    <style:style style:name="P2" style:family="paragraph" style:parent-style-name="Standard">
      <style:paragraph-properties fo:text-align="start" style:justify-single-word="false"/>
      <style:text-properties fo:font-size="22pt" officeooo:rsid="0008a1ba" officeooo:paragraph-rsid="0008a1ba" style:font-size-asian="19.25pt" style:font-size-complex="22pt"/>
    </style:style>
    <style:style style:name="P3" style:family="paragraph" style:parent-style-name="Standard">
      <style:paragraph-properties fo:text-align="start" style:justify-single-word="false"/>
      <style:text-properties fo:font-size="22pt" officeooo:rsid="000e32d1" officeooo:paragraph-rsid="000e32d1" style:font-size-asian="19.25pt" style:font-size-complex="22pt"/>
    </style:style>
    <style:style style:name="P4" style:family="paragraph" style:parent-style-name="Standard">
      <style:paragraph-properties fo:text-align="start" style:justify-single-word="false"/>
      <style:text-properties fo:font-size="22pt" officeooo:rsid="000f4412" officeooo:paragraph-rsid="000f4412" style:font-size-asian="19.25pt" style:font-size-complex="22pt"/>
    </style:style>
    <style:style style:name="P5" style:family="paragraph" style:parent-style-name="Standard">
      <style:paragraph-properties fo:text-align="start" style:justify-single-word="false"/>
      <style:text-properties officeooo:paragraph-rsid="00109396"/>
    </style:style>
    <style:style style:name="P6" style:family="paragraph" style:parent-style-name="Standard">
      <style:paragraph-properties fo:text-align="start" style:justify-single-word="false"/>
      <style:text-properties fo:font-size="15pt" officeooo:paragraph-rsid="000f4412" style:font-size-asian="15pt" style:font-size-complex="15pt"/>
    </style:style>
    <style:style style:name="P7" style:family="paragraph" style:parent-style-name="Standard">
      <style:paragraph-properties fo:text-align="start" style:justify-single-word="false"/>
      <style:text-properties fo:font-size="15pt" officeooo:rsid="0008a1ba" officeooo:paragraph-rsid="0008a1ba" style:font-size-asian="15pt" style:font-size-complex="15pt"/>
    </style:style>
    <style:style style:name="P8" style:family="paragraph" style:parent-style-name="Standard">
      <style:paragraph-properties fo:text-align="start" style:justify-single-word="false"/>
      <style:text-properties fo:font-size="12pt" officeooo:paragraph-rsid="000f4412" style:font-size-asian="10.5pt" style:font-size-complex="12pt"/>
    </style:style>
    <style:style style:name="P9" style:family="paragraph" style:parent-style-name="Standard">
      <style:paragraph-properties fo:text-align="start" style:justify-single-word="false"/>
      <style:text-properties fo:font-size="12pt" officeooo:rsid="00138b01" officeooo:paragraph-rsid="00138b01" style:font-size-asian="10.5pt" style:font-size-complex="12pt"/>
    </style:style>
    <style:style style:name="P10" style:family="paragraph" style:parent-style-name="Standard">
      <style:paragraph-properties fo:text-align="start" style:justify-single-word="false"/>
      <style:text-properties fo:font-size="12pt" officeooo:rsid="00151a69" officeooo:paragraph-rsid="00151a69" style:font-size-asian="10.5pt" style:font-size-complex="12pt"/>
    </style:style>
    <style:style style:name="P11" style:family="paragraph" style:parent-style-name="Standard">
      <style:paragraph-properties fo:text-align="start" style:justify-single-word="false"/>
      <style:text-properties fo:font-size="12pt" officeooo:rsid="000e32d1" officeooo:paragraph-rsid="000e32d1" style:font-size-asian="10.5pt" style:font-size-complex="12pt"/>
    </style:style>
    <style:style style:name="P12" style:family="paragraph" style:parent-style-name="Standard">
      <style:paragraph-properties fo:text-align="start" style:justify-single-word="false"/>
      <style:text-properties fo:font-size="12pt" officeooo:rsid="000f4412" officeooo:paragraph-rsid="000f4412" style:font-size-asian="10.5pt" style:font-size-complex="12pt"/>
    </style:style>
    <style:style style:name="P13" style:family="paragraph" style:parent-style-name="Standard">
      <style:paragraph-properties fo:text-align="start" style:justify-single-word="false"/>
      <style:text-properties fo:font-size="12pt" officeooo:rsid="001a2fb0" officeooo:paragraph-rsid="001a2fb0" style:font-size-asian="10.5pt" style:font-size-complex="12pt"/>
    </style:style>
    <style:style style:name="P14" style:family="paragraph" style:parent-style-name="Standard">
      <style:paragraph-properties fo:text-align="start" style:justify-single-word="false"/>
      <style:text-properties fo:font-size="12pt" officeooo:rsid="001b29b9" officeooo:paragraph-rsid="001b29b9" style:font-size-asian="10.5pt" style:font-size-complex="12pt"/>
    </style:style>
    <style:style style:name="P15" style:family="paragraph" style:parent-style-name="Standard">
      <style:paragraph-properties fo:text-align="start" style:justify-single-word="false"/>
      <style:text-properties fo:font-size="12pt" officeooo:rsid="001cc704" officeooo:paragraph-rsid="001cc704" style:font-size-asian="10.5pt" style:font-size-complex="12pt"/>
    </style:style>
    <style:style style:name="P16" style:family="paragraph" style:parent-style-name="Standard">
      <style:paragraph-properties fo:text-align="start" style:justify-single-word="false"/>
      <style:text-properties fo:font-size="12pt" officeooo:rsid="001e51b3" officeooo:paragraph-rsid="001e51b3" style:font-size-asian="10.5pt" style:font-size-complex="12pt"/>
    </style:style>
    <style:style style:name="P17" style:family="paragraph" style:parent-style-name="Standard">
      <style:paragraph-properties fo:text-align="start" style:justify-single-word="false"/>
      <style:text-properties fo:font-size="12pt" officeooo:rsid="001f07cd" officeooo:paragraph-rsid="001f07cd" style:font-size-asian="10.5pt" style:font-size-complex="12pt"/>
    </style:style>
    <style:style style:name="P18" style:family="paragraph" style:parent-style-name="Standard">
      <style:paragraph-properties fo:text-align="start" style:justify-single-word="false"/>
      <style:text-properties fo:font-size="12pt" officeooo:rsid="001f07cd" officeooo:paragraph-rsid="0022aa2c" style:font-size-asian="10.5pt" style:font-size-complex="12pt"/>
    </style:style>
    <style:style style:name="P19" style:family="paragraph" style:parent-style-name="Standard">
      <style:paragraph-properties fo:text-align="start" style:justify-single-word="false"/>
      <style:text-properties fo:font-size="12pt" officeooo:rsid="0020251b" officeooo:paragraph-rsid="0020251b" style:font-size-asian="10.5pt" style:font-size-complex="12pt"/>
    </style:style>
    <style:style style:name="P20" style:family="paragraph" style:parent-style-name="Standard">
      <style:paragraph-properties fo:text-align="start" style:justify-single-word="false"/>
      <style:text-properties fo:font-size="12pt" officeooo:rsid="0020d83c" officeooo:paragraph-rsid="0020d83c" style:font-size-asian="10.5pt" style:font-size-complex="12pt"/>
    </style:style>
    <style:style style:name="P21" style:family="paragraph" style:parent-style-name="Standard">
      <style:paragraph-properties fo:text-align="center" style:justify-single-word="false"/>
      <style:text-properties fo:font-size="12pt" officeooo:rsid="0008a1ba" officeooo:paragraph-rsid="0008a1ba" style:font-size-asian="10.5pt" style:font-size-complex="12pt"/>
    </style:style>
    <style:style style:name="P22" style:family="paragraph" style:parent-style-name="Standard">
      <style:paragraph-properties fo:text-align="start" style:justify-single-word="false"/>
      <style:text-properties fo:font-size="12pt" officeooo:rsid="0025a991" officeooo:paragraph-rsid="0025a991" style:font-size-asian="10.5pt" style:font-size-complex="12pt"/>
    </style:style>
    <style:style style:name="P23" style:family="paragraph" style:parent-style-name="Standard">
      <style:paragraph-properties fo:text-align="start" style:justify-single-word="false"/>
      <style:text-properties fo:font-size="12pt" officeooo:rsid="0025a991" officeooo:paragraph-rsid="002a2233" style:font-size-asian="10.5pt" style:font-size-complex="12pt"/>
    </style:style>
    <style:style style:name="P24" style:family="paragraph" style:parent-style-name="Standard">
      <style:paragraph-properties fo:text-align="start" style:justify-single-word="false"/>
      <style:text-properties fo:font-size="12pt" officeooo:rsid="00272175" officeooo:paragraph-rsid="00272175" style:font-size-asian="10.5pt" style:font-size-complex="12pt"/>
    </style:style>
    <style:style style:name="P25" style:family="paragraph" style:parent-style-name="Standard">
      <style:paragraph-properties fo:text-align="start" style:justify-single-word="false"/>
      <style:text-properties fo:font-size="12pt" officeooo:rsid="002c8d9f" officeooo:paragraph-rsid="002d9d4b" style:font-size-asian="10.5pt" style:font-size-complex="12pt"/>
    </style:style>
    <style:style style:name="P26" style:family="paragraph" style:parent-style-name="Standard">
      <style:paragraph-properties fo:text-align="start" style:justify-single-word="false"/>
      <style:text-properties fo:font-size="12pt" officeooo:rsid="002f86a2" officeooo:paragraph-rsid="002f86a2" style:font-size-asian="10.5pt" style:font-size-complex="12pt"/>
    </style:style>
    <style:style style:name="P27" style:family="paragraph" style:parent-style-name="Standard">
      <style:paragraph-properties fo:text-align="start" style:justify-single-word="false"/>
      <style:text-properties fo:font-size="12pt" officeooo:rsid="0031235e" officeooo:paragraph-rsid="0031235e" style:font-size-asian="10.5pt" style:font-size-complex="12pt"/>
    </style:style>
    <style:style style:name="P28" style:family="paragraph" style:parent-style-name="Standard">
      <style:paragraph-properties fo:text-align="start" style:justify-single-word="false"/>
      <style:text-properties fo:font-size="12pt" officeooo:rsid="002a2233" officeooo:paragraph-rsid="002a2233" style:font-size-asian="10.5pt" style:font-size-complex="12pt"/>
    </style:style>
    <style:style style:name="P29" style:family="paragraph" style:parent-style-name="Standard">
      <style:paragraph-properties fo:text-align="start" style:justify-single-word="false"/>
      <style:text-properties fo:font-size="12pt" officeooo:rsid="003129f4" officeooo:paragraph-rsid="003129f4" style:font-size-asian="10.5pt" style:font-size-complex="12pt"/>
    </style:style>
    <style:style style:name="P30" style:family="paragraph" style:parent-style-name="Standard">
      <style:paragraph-properties fo:text-align="start" style:justify-single-word="false"/>
      <style:text-properties fo:font-size="12pt" officeooo:rsid="003129f4" officeooo:paragraph-rsid="003359f3" style:font-size-asian="10.5pt" style:font-size-complex="12pt"/>
    </style:style>
    <style:style style:name="P31" style:family="paragraph" style:parent-style-name="Standard">
      <style:paragraph-properties fo:text-align="start" style:justify-single-word="false"/>
      <style:text-properties fo:font-size="12pt" officeooo:rsid="00330449" officeooo:paragraph-rsid="00330449" style:font-size-asian="10.5pt" style:font-size-complex="12pt"/>
    </style:style>
    <style:style style:name="P32" style:family="paragraph" style:parent-style-name="Standard">
      <style:paragraph-properties fo:text-align="start" style:justify-single-word="false"/>
      <style:text-properties fo:font-size="12pt" officeooo:rsid="00330449" officeooo:paragraph-rsid="003359f3" style:font-size-asian="10.5pt" style:font-size-complex="12pt"/>
    </style:style>
    <style:style style:name="P33" style:family="paragraph" style:parent-style-name="Standard">
      <style:paragraph-properties fo:text-align="start" style:justify-single-word="false"/>
      <style:text-properties fo:font-size="12pt" officeooo:rsid="003359f3" officeooo:paragraph-rsid="003359f3" style:font-size-asian="10.5pt" style:font-size-complex="12pt"/>
    </style:style>
    <style:style style:name="P34" style:family="paragraph" style:parent-style-name="Standard">
      <style:paragraph-properties fo:text-align="start" style:justify-single-word="false"/>
      <style:text-properties fo:font-size="12pt" officeooo:rsid="0035520e" officeooo:paragraph-rsid="0035520e" style:font-size-asian="10.5pt" style:font-size-complex="12pt"/>
    </style:style>
    <style:style style:name="P35" style:family="paragraph" style:parent-style-name="Standard">
      <style:paragraph-properties fo:text-align="start" style:justify-single-word="false"/>
      <style:text-properties fo:font-size="12pt" officeooo:rsid="00370169" officeooo:paragraph-rsid="00370169" style:font-size-asian="10.5pt" style:font-size-complex="12pt"/>
    </style:style>
    <style:style style:name="P36" style:family="paragraph" style:parent-style-name="Standard">
      <style:paragraph-properties fo:text-align="start" style:justify-single-word="false"/>
      <style:text-properties fo:font-size="12pt" officeooo:rsid="00389840" officeooo:paragraph-rsid="00389840" style:font-size-asian="10.5pt" style:font-size-complex="12pt"/>
    </style:style>
    <style:style style:name="P37" style:family="paragraph" style:parent-style-name="Standard">
      <style:paragraph-properties fo:text-align="start" style:justify-single-word="false"/>
      <style:text-properties fo:font-size="12pt" officeooo:rsid="003a3325" officeooo:paragraph-rsid="003a3325" style:font-size-asian="10.5pt" style:font-size-complex="12pt"/>
    </style:style>
    <style:style style:name="P38" style:family="paragraph" style:parent-style-name="Standard">
      <style:paragraph-properties fo:text-align="start" style:justify-single-word="false"/>
      <style:text-properties fo:font-size="12pt" officeooo:rsid="003f2a4d" officeooo:paragraph-rsid="003f2a4d" style:font-size-asian="10.5pt" style:font-size-complex="12pt"/>
    </style:style>
    <style:style style:name="P39" style:family="paragraph" style:parent-style-name="Standard">
      <style:paragraph-properties fo:text-align="start" style:justify-single-word="false"/>
      <style:text-properties fo:font-size="12pt" officeooo:rsid="004146be" officeooo:paragraph-rsid="004146be" style:font-size-asian="10.5pt" style:font-size-complex="12pt"/>
    </style:style>
    <style:style style:name="P40" style:family="paragraph" style:parent-style-name="Standard">
      <style:paragraph-properties fo:text-align="end" style:justify-single-word="false"/>
      <style:text-properties fo:font-size="14pt" officeooo:rsid="0008a1ba" officeooo:paragraph-rsid="0008a1ba" style:font-size-asian="12.25pt" style:font-size-complex="14pt"/>
    </style:style>
    <style:style style:name="P41" style:family="paragraph" style:parent-style-name="Standard">
      <style:paragraph-properties fo:text-align="start" style:justify-single-word="false"/>
      <style:text-properties fo:font-size="14pt" officeooo:rsid="002230b7" officeooo:paragraph-rsid="002230b7" style:font-size-asian="12.25pt" style:font-size-complex="14pt"/>
    </style:style>
    <style:style style:name="P42" style:family="paragraph" style:parent-style-name="Standard">
      <style:paragraph-properties fo:text-align="start" style:justify-single-word="false"/>
      <style:text-properties fo:font-size="12pt" officeooo:rsid="00447784" officeooo:paragraph-rsid="00447784"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09777c" style:font-size-asian="10.5pt" style:font-size-complex="12pt"/>
    </style:style>
    <style:style style:name="T3" style:family="text">
      <style:text-properties fo:font-size="12pt" officeooo:rsid="00109396" style:font-size-asian="10.5pt" style:font-size-complex="12pt"/>
    </style:style>
    <style:style style:name="T4" style:family="text">
      <style:text-properties fo:font-size="12pt" officeooo:rsid="00126e31" style:font-size-asian="10.5pt" style:font-size-complex="12pt"/>
    </style:style>
    <style:style style:name="T5" style:family="text">
      <style:text-properties fo:font-size="12pt" officeooo:rsid="001890c3" style:font-size-asian="10.5pt" style:font-size-complex="12pt"/>
    </style:style>
    <style:style style:name="T6" style:family="text">
      <style:text-properties fo:font-size="12pt" officeooo:rsid="001a2fb0" style:font-size-asian="10.5pt" style:font-size-complex="12pt"/>
    </style:style>
    <style:style style:name="T7" style:family="text">
      <style:text-properties fo:font-size="12pt" officeooo:rsid="00370169" style:font-size-asian="10.5pt" style:font-size-complex="12pt"/>
    </style:style>
    <style:style style:name="T8" style:family="text">
      <style:text-properties fo:font-size="12pt" officeooo:rsid="003f8ba5" style:font-size-asian="10.5pt" style:font-size-complex="12pt"/>
    </style:style>
    <style:style style:name="T9" style:family="text">
      <style:text-properties fo:font-size="15pt" style:font-size-asian="15pt" style:font-size-complex="15pt"/>
    </style:style>
    <style:style style:name="T10" style:family="text">
      <style:text-properties fo:font-size="15pt" officeooo:rsid="00109396" style:font-size-asian="15pt" style:font-size-complex="15pt"/>
    </style:style>
    <style:style style:name="T11" style:family="text">
      <style:text-properties officeooo:rsid="000b76da"/>
    </style:style>
    <style:style style:name="T12" style:family="text">
      <style:text-properties officeooo:rsid="000f4412"/>
    </style:style>
    <style:style style:name="T13" style:family="text">
      <style:text-properties officeooo:rsid="001d5f00"/>
    </style:style>
    <style:style style:name="T14" style:family="text">
      <style:text-properties officeooo:rsid="0020251b"/>
    </style:style>
    <style:style style:name="T15" style:family="text">
      <style:text-properties officeooo:rsid="00272175"/>
    </style:style>
    <style:style style:name="T16" style:family="text">
      <style:text-properties officeooo:rsid="002a2233"/>
    </style:style>
    <style:style style:name="T17" style:family="text">
      <style:text-properties officeooo:rsid="002d9d4b"/>
    </style:style>
    <style:style style:name="T18" style:family="text">
      <style:text-properties officeooo:rsid="002dac15"/>
    </style:style>
    <style:style style:name="T19" style:family="text">
      <style:text-properties officeooo:rsid="00300998"/>
    </style:style>
    <style:style style:name="T20" style:family="text">
      <style:text-properties officeooo:rsid="003129f4"/>
    </style:style>
    <style:style style:name="T21" style:family="text">
      <style:text-properties officeooo:rsid="00330449"/>
    </style:style>
    <style:style style:name="T22" style:family="text">
      <style:text-properties officeooo:rsid="003359f3"/>
    </style:style>
    <style:style style:name="T23" style:family="text">
      <style:text-properties officeooo:rsid="0036e602"/>
    </style:style>
    <style:style style:name="T24" style:family="text">
      <style:text-properties officeooo:rsid="003759cc"/>
    </style:style>
    <style:style style:name="T25" style:family="text">
      <style:text-properties officeooo:rsid="00380db4"/>
    </style:style>
    <style:style style:name="T26" style:family="text">
      <style:text-properties officeooo:rsid="003a3325"/>
    </style:style>
    <style:style style:name="T27" style:family="text">
      <style:text-properties officeooo:rsid="003a8a05"/>
    </style:style>
    <style:style style:name="T28" style:family="text">
      <style:text-properties officeooo:rsid="00447784"/>
    </style:style>
    <style:style style:name="T29" style:family="text">
      <style:text-properties officeooo:rsid="00465f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1">Paul Beziau</text:p>
      <text:p text:style-name="P41">Antoine Borde </text:p>
      <text:p text:style-name="P1"/>
      <text:p text:style-name="P1"/>
      <text:p text:style-name="P1"/>
      <text:p text:style-name="P1"/>
      <text:p text:style-name="P1"/>
      <text:p text:style-name="P1"/>
      <text:p text:style-name="P1"/>
      <text:p text:style-name="P1">Rapport Projet de <text:span text:style-name="T11">P</text:span>rogrammation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21"><text:soft-page-break/></text:p>
      <text:p text:style-name="P7">1) <text:s/>Présentation des fonctionnalités</text:p>
      <text:p text:style-name="P2"/>
      <text:p text:style-name="P2"><text:span text:style-name="T1">Notre projet propose, comme demandé dans la consigne, la possibili</text:span><text:span text:style-name="T2">t</text:span><text:span text:style-name="T1">é de jouer seule au pong. </text:span><text:span text:style-name="T2">L’intérêt de cette partie n'était pas vraiment d'offrir un jeu </text:span><text:span text:style-name="T8">amusent</text:span><text:span text:style-name="T2"> à jouer en solo, mais </text:span><text:span text:style-name="T4">plutôt</text:span><text:span text:style-name="T2"> de bien préparer le terrain pour la suite du développement. </text:span></text:p>
      <text:p text:style-name="P2"/>
      <text:p text:style-name="P3"><text:span text:style-name="T1">Le logiciel propose </text:span><text:span text:style-name="T4">également</text:span><text:span text:style-name="T1"> la possibilité de jouer à deux joueurs sur deux </text:span><text:span text:style-name="T5">ordinateurs</text:span><text:span text:style-name="T1"> différents. Il suffit après exécution du programme d'appuyer sur la touche j et d'entrer l'adresse d'un</text:span><text:span text:style-name="T6">e</text:span><text:span text:style-name="T1"> autre </text:span><text:span text:style-name="T6">machine</text:span><text:span text:style-name="T1"> sur lequel le jeu est également en cour </text:span><text:span text:style-name="T4">d’exécution.</text:span><text:span text:style-name="T1"> Attention, si le jeu à deux fonctionne très bien sur des </text:span><text:span text:style-name="T6">machines</text:span><text:span text:style-name="T1"> en réseau local, ce n'est pas le cas pour des </text:span><text:span text:style-name="T6">ordinateurs </text:span><text:span text:style-name="T1">sur des réseaux distant.</text:span></text:p>
      <text:p text:style-name="P11"/>
      <text:p text:style-name="P3"><text:span text:style-name="T1">Nous proposons également un </text:span><text:span text:style-name="T4">système</text:span><text:span text:style-name="T1"> d'anti-triche. En effet, </text:span><text:span text:style-name="T3">celons</text:span><text:span text:style-name="T1"> notre implémentation, les deux joueurs sont à la fois serveurs et clients et chacun prend soin de vérifier que les données </text:span><text:span text:style-name="T3">reçues </text:span><text:span text:style-name="T1">de l'autre joueur sont valides.</text:span></text:p>
      <text:p text:style-name="P11"/>
      <text:p text:style-name="P4"><text:span text:style-name="T1">Nous avons aussi </text:span><text:span text:style-name="T4">implémenté</text:span><text:span text:style-name="T1"> une fonctionnalité bonus qui fait </text:span><text:span text:style-name="T3">apparaître</text:span><text:span text:style-name="T1"> un item de </text:span><text:span text:style-name="T3">manière</text:span><text:span text:style-name="T1"> aléatoire. Si la balle rentre en collision avec cet item elle verra alors sa vitesse augmenter temporairement.</text:span></text:p>
      <text:p text:style-name="P12"/>
      <text:p text:style-name="P4"><text:span text:style-name="T1">Nous proposons aussi un </text:span><text:span text:style-name="T4">système</text:span><text:span text:style-name="T1"> de score afin que les deux joueurs puissent savoir qui gagne la partie. </text:span><text:span text:style-name="T7">Et une classe de test a été implémentée afin de pouvoir vérifier la fonctionnalité de certaines fonctions de base.</text:span></text:p>
      <text:p text:style-name="P35"/>
      <text:p text:style-name="P9">Pour finir, nous avons également utilisé les normes javadoc afin de générer une documentation claire et propre.</text:p>
      <text:p text:style-name="P9"/>
      <text:p text:style-name="P9"/>
      <text:p text:style-name="P9"/>
      <text:p text:style-name="P13"/>
      <text:p text:style-name="P6"><text:span text:style-name="T12">2)</text:span> Valorisation du travail réalisé</text:p>
      <text:p text:style-name="P8"/>
      <text:p text:style-name="P8"/>
      <text:p text:style-name="P9">2.1) Le jeu solo</text:p>
      <text:p text:style-name="P9"/>
      <text:p text:style-name="P9">Pour la partie solo du logiciel, nous avons suivi les consignes du sujet. Nous avons donc créé une classe abstraite PongItem dont hériteront tous les items du jeu. Chaque item contient également une instance d'une classe hitbox. C'est cette classe qui se charge de détecter les collisions entre items et qui constitue la base de notre gestion des événements du jeu.</text:p>
      <text:p text:style-name="P9"/>
      <text:p text:style-name="P10">Pour délimiter le terrain, nous avons choisi de définir les bordures du jeu comme des items possédant leur propre hitbox. Il est ainsi plus aisé de contrôler le comportement des collisions (rebond ou pas) <text:s/>sur les bords du terrain.</text:p>
      <text:p text:style-name="P10"/>
      <text:p text:style-name="P14">Au niveau de l'affichage, nous avons opté ……….</text:p>
      <text:p text:style-name="P14"/>
      <text:p text:style-name="P14">Comme dit précédemment le but de cette partie était avant tout de bien préparer la suite du projet. Notre code devait donc reposer sur des bases solides afin de le rendre facilement modulable par la suite. À ce niveau-là, l'objectif est en partie réussi. Si l'ajout des bonus et de la partie deux joueurs a <text:soft-page-break/>été facilement intégrable a notre code nous nous sommes par contre rendu comte que les parties a 4 joueurs serait beaucoup plus compliqué a implémenté.</text:p>
      <text:p text:style-name="P14"/>
      <text:p text:style-name="P15">Le coeur de notre programme se situe dans la classe Game. C'est elle qui se charge d'instancier toutes <text:s/>les classes du jeu et qui gère les différents événements entre nos items. <text:span text:style-name="T13">C'est également dans Game qu'est implémentée la capture des touches pour faire bouger les raquettes.</text:span></text:p>
      <text:p text:style-name="P15"/>
      <text:p text:style-name="P15"/>
      <text:p text:style-name="P16">2.2) La partie réseau</text:p>
      <text:p text:style-name="P16"/>
      <text:p text:style-name="P27">2.2.1) <text:span text:style-name="T22">Première</text:span> implémentation</text:p>
      <text:p text:style-name="P16"/>
      <text:p text:style-name="P22">Au tout début de notre implémentation du réseau, nous avions décidé de minimiser au maximum les échanges. Nous voulions que le contrôle du réseau soit le plus simple possible. Nous avions donc fait en sorte que les deux joueurs seraient à la fois clients et serveurs. Seules les positions de la raquette étaient vérifiées à chaque tour de boucle du jeu. <text:span text:style-name="T25">La connexion s'effectue simplement à l'aide de la touche j qui appelle une fonction créant une boite de dialogue dans lequel le joueur doit saisir l'adresse de la machine auquel il veut se connecter.</text:span></text:p>
      <text:p text:style-name="P22"/>
      <text:p text:style-name="P22">Nous échangeons également la variable « seed » présente dans la classe random number <text:span text:style-name="T28">(c'est cette variable qui initialise les valeurs tirées au hasard)</text:span>. <text:span text:style-name="T28">A</text:span>insi a chaque fois que les joueurs tir<text:span text:style-name="T28">e</text:span> des valeurs en appelant les fonctions de random number les deux joueurs, tombaient sur les <text:span text:style-name="T15">mêmes </text:span>valeurs. Ainsi la balle pouvait <text:span text:style-name="T16">être</text:span> gérée de manière indépendante par les deux joueurs. (en effet la balle apparaît à des endroits et avec des directions de mouvement différent à chaque <text:span text:style-name="T15">réapparition</text:span>).</text:p>
      <text:p text:style-name="P22"/>
      <text:p text:style-name="P23">Nous utilisons également un <text:span text:style-name="T15">système</text:span> de symétrie centrale pour l'affichage. Ainsi le joueur est toujours placé sur la gauche il n'y a pas une personne qui joue à droite et une à gauche. Nous avions opté pour la symétrie centrale et non axiale en prévision de l'implémentation des parties à 4 joueurs.</text:p>
      <text:p text:style-name="P23"/>
      <text:p text:style-name="P23"><text:span text:style-name="T16">Un autre avantage de cette implémentation est que du fait que le jeu reste en majeure partie indépendant et géré coté client, les vérifications a effectué pour le système d'anti triche se voyait très réduite.</text:span> <text:span text:style-name="T15">Cependant nous avons, avec cette implémentation, été confrontés à deux problèmes majeurs.</text:span></text:p>
      <text:p text:style-name="P22"/>
      <text:p text:style-name="P24">Premièrement les parties à deux ne fonctionnent pas sur des machines connectées à des réseaux distants.</text:p>
      <text:p text:style-name="P24">En effet, à chaque tour de boucle les joueurs sont obligés d'attendre les informations de leur adversaire pour effectuer le prochain tour de boucle. Cette problématique <text:span text:style-name="T16">entraîne</text:span> de fait un <text:span text:style-name="T16">fort ralentissement du jeu dû au ping élevé entre les réseaux. Ce problème n'a cependant pas lieu sur un réseau local.</text:span></text:p>
      <text:p text:style-name="P24"/>
      <text:p text:style-name="P28">Le deuxième souci majeur et que nous remarquons de temps en temps de petit décalage de position de la balle qui apparaisse de manière aléatoire. Même si ces décalages sont à peine perceptibles à l’œil ils peuvent suffire pour déclencher une collision sur un coin de raquette pour un joueur, mais pas pour l'autre. Et, suite à cette petite erreur, la balle va réapparaître pour un joueur, mais pas pour l'autre entrainant alors une désynchronisation totale du jeu. <text:span text:style-name="T19">Notons tout de meme que cette erreur ne survient que l'orsque les parties s'éternisent un peu.</text:span></text:p>
      <text:p text:style-name="P28"/>
      <text:p text:style-name="P28"/>
      <text:p text:style-name="P27">2.2.2) Deuxième implémentation</text:p>
      <text:p text:style-name="P27"/>
      <text:p text:style-name="P27">Pour résoudre ce souci, nous avons décidé d'essayer une autre implémentation de la partie réseau. <text:soft-page-break/>Cette fois nous partions sur le principe de tout synchronisé entre les joueurs. À terme, les joueurs devaient échanger à chaque tour de boucle leur rôle de client ou de serveurs. Nous savions que cette <text:span text:style-name="T20">implémentation</text:span> allait impliquer <text:span text:style-name="T20">certaines complications notamment pour l'anti-triche.</text:span></text:p>
      <text:p text:style-name="P27"/>
      <text:p text:style-name="P30">Malheureusement, cette implémentation n'a jamais fonctionné. Et nous étions confrontés à des problèmes vraiment étranges. Le principal bug étant un très grand ralentissement du jeu, ce dernier n'arrivant plus qu'à faire une poignée de tours de boucles par seconde. Mais le plus étrange était que ce ralentissement pouvait s'arrêter subitement <text:span text:style-name="T21">pour </text:span>quelque minute, pen<text:span text:style-name="T21">dant lesquels tout fonctionner parfaitement (fluidité et synchronisation des items). </text:span></text:p>
      <text:p text:style-name="P32">Pire la moitié du temps le fait de se connecter une première fois au joueur puis de se déconnecter et de se reconnecter corrige le problème subitement.</text:p>
      <text:p text:style-name="P29"/>
      <text:p text:style-name="P31">Par manque de temps et de par notre manque de connaissance sur la maitrise des outils de développement utilisable sous java <text:span text:style-name="T22">et éclipse</text:span> nous n'avons malheureusement pas résolu le problème.</text:p>
      <text:p text:style-name="P31">Nous avons cependant créé une branche git (la branche réseau) annexe sur laquelle est déposé une version de cette implémentation.</text:p>
      <text:p text:style-name="P31"/>
      <text:p text:style-name="P33">2.2.3) Synthese réseau</text:p>
      <text:p text:style-name="P33"/>
      <text:p text:style-name="P33"/>
      <text:p text:style-name="P33">Nous sommes donc finalement revenus à notre première implémentation du réseau même si sous cette configuration de petites désynchronisations peuvent voir le jour de manière aléatoire.</text:p>
      <text:p text:style-name="P33">Pour minimiser ces problèmes, nous avons <text:span text:style-name="T29">pensé à</text:span> poser des limites aux parties (après un certain nombre de points, un joueur <text:span text:style-name="T29">serait</text:span> considéré comme victorieux et la partie se réinitialise<text:span text:style-name="T29">rait)</text:span>. Cela limite<text:span text:style-name="T29">rait</text:span> les risque<text:span text:style-name="T29">s</text:span> de bug. <text:span text:style-name="T29">Mais, pressés par le temps, nous ne l'avons pas implémenté.</text:span></text:p>
      <text:p text:style-name="P33"/>
      <text:p text:style-name="P33">Nous ne pourrons malheureusement rendre une archive finale complètement corrigée, mais nous espérons pouvoir nous présenter le jour de la soutenance avec une des deux versions parfaitement fonctionnel.</text:p>
      <text:p text:style-name="P16"/>
      <text:p text:style-name="P16"/>
      <text:p text:style-name="P19">2.3) L'anti-triche</text:p>
      <text:p text:style-name="P19"/>
      <text:p text:style-name="P36">Comme expliqué précédemment, notre première implémentation du réseau nous permet de très simplement vérifier si un joueur triche. <text:span text:style-name="T26">En effet la majeure partie du jeu est indépendante, chaque joueur fait tourner sa classe game et fait ses tirages au sort (qui donne systématiquement le même résultat pour les deux) <text:s/>etc.</text:span></text:p>
      <text:p text:style-name="P36"/>
      <text:p text:style-name="P37">La seule triche possible est donc l'augmentation par un des joueurs de la vitesse de sa raquette. Pour contrer cela, il suffit que chaque joueur vérifie que chaque nouvelle position de raquette <text:span text:style-name="T27">ne dépasse pas une différence maximum imposée </text:span>par la vitesse de <text:span text:style-name="T27">la</text:span> raquette.</text:p>
      <text:p text:style-name="P37"/>
      <text:p text:style-name="P38">En cas de détection de triche, le joueur est simplement déconnecté de la partie.</text:p>
      <text:p text:style-name="P16"/>
      <text:p text:style-name="P16">2.<text:span text:style-name="T14">4</text:span>) Bonus</text:p>
      <text:p text:style-name="P16"/>
      <text:p text:style-name="P18">Nous tenions à rajouter un ou deux items supplémentaires pour le jeu afin de prouver que notre code nous permettait bien une bonne évolutivité. Nous avons donc décidé d'implémenter un item qui apparaît de manière aléatoire et qui en cas de collision avec la balle fait accélérer cette dernière.</text:p>
      <text:p text:style-name="P18"/>
      <text:p text:style-name="P18">Comme dit précédemment, notre code était suffisamment modulable pour nous permettre <text:soft-page-break/>d'implémenter rapidement et simplement cette nouvelle classe. <text:span text:style-name="T14">Il suffit de suivre la même logique d'héritage qu'avec les autres items en modifiant les actions effectuer par la classe l'or des événements. Il a quand même fallu faire attention à certaines choses comme la réinitialisation des bonus en cas de connexion avec un autre joueur ou de la disparition de la balle afin d'éviter certains bugs.</text:span></text:p>
      <text:p text:style-name="P17"/>
      <text:p text:style-name="P20">À noter que ce bonus ne « tombe » pas sur la raquette comme sous-entendu dans le sujet du projet tout simplement, car nous avons jugé qu'une modification de la vitesse de la balle ne constitue pas un avantage pour les joueurs.</text:p>
      <text:p text:style-name="P17"/>
      <text:p text:style-name="P17"/>
      <text:p text:style-name="P19">2.5) Les tests</text:p>
      <text:p text:style-name="P19"/>
      <text:p text:style-name="P25">Notre projet propose un petit module de test dans la classe « Main_test ». Nous y avons implémenté des tests pour certaines fonctions de base des items. <text:span text:style-name="T17">Cette classe possède une fonction « main ». Elle peut donc s'exécuter classiquement via éclipse. Suite à son exécution elle effectue un certain nombre de tests sur diverses fonctions et renvoi simplement un message sur la sortie standard, précisant si les tests sont réussis ou rater.</text:span></text:p>
      <text:p text:style-name="P25"/>
      <text:p text:style-name="P25">Cependant, toutes nos fonctions ne sont pas directement testées soit parce qu’une vérification visuelle semblait plus approprier comme pour les classes d'affichage. Soit parce que nous n'avons pas trouvé de façon simple et fiable de les tester. <text:span text:style-name="T18">Nous avons quand même fait énormément de tests manuellement en jouant ou en trafiquant le code afin de mettre à mal certaines limites ou découvrir certains bugs. Nous préciserons plus bas certaines limites que nous connaissons et certains bugs que nous n'avons pas su résoudre.</text:span></text:p>
      <text:p text:style-name="P25"/>
      <text:p text:style-name="P26">2.6) Les limites et les échecs</text:p>
      <text:p text:style-name="P26"/>
      <text:p text:style-name="P42">Malgré nos efforts il reste quelques petits problèmes à notre programme. Pour commencer, le logiciel supporte mal les connexions à des adresses invalides principalement si aucune machine n'est derrière l'adresse rentrée. Il y a également quelques soucis de déconnexions, il arrive quelquefois que lors de la déconnexion d'un joueur le jeu se fige.</text:p>
      <text:p text:style-name="P39"/>
      <text:p text:style-name="P42">Comme précisé précédemment, notre implémentation du mode deux joueurs n'est pas tout à fait parfaite. Certaines parties peuvent se voir désynchronisées totalement principalement en cas de contact avec le bas ou le haut de la raquette.</text:p>
      <text:p text:style-name="P42"/>
      <text:p text:style-name="P42">Même si ce n'est pas censé arriver il faut cependant préciser que la vitesse de la balle ne doit pas dépasser la largeur de la raquette. En effet, une telle vitesse étant injouable, nous n'avons pas jugé bon de prévenir le fait qu'une vitesse trop élevée pouvait faire que la balle passe au travers des raquettes.</text:p>
      <text:p text:style-name="P42"/>
      <text:p text:style-name="P42">Nous pensions au début implémenté une partie à 4 joueurs. Nous avions d'ailleurs essayé de penser le programme pour pouvoir accueillir cette fonctionnalité, mais malheureusement nos difficultés à implémenter un mode à deux joueurs dénué de tout bug nous ont poussés à revoir nos ambitions à la baisse.</text:p>
      <text:p text:style-name="P26"/>
      <text:p text:style-name="P26"/>
      <text:p text:style-name="P8"/>
      <text:p text:style-name="P19">2.<text:span text:style-name="T18">7</text:span>) La javadoc</text:p>
      <text:p text:style-name="P8"/>
      <text:p text:style-name="P34">Tout le long de ce projet, nous avons pris soin de respecter les normes de commentaire javadoc. <text:soft-page-break/>Nous avons donc pu générer simplement une documentation claire et propre. Cette documentation est générée avec les paramètres par défaut, les méthodes et les données membres privées n'apparaitront donc pas. <text:span text:style-name="T23">M</text:span>ais libre à quiconque de régénérer cette documentation en ajoutant les données privées, car nous avons tout commenté. <text:span text:style-name="T24">(En effet la génération des javadoc sous éclipse se fait par défaut en ignorant les données privées, mais il suffit de cocher une case pour tout faire apparaître.)</text:span></text:p>
      <text:p text:style-name="P8"/>
      <text:p text:style-name="P5"><text:span text:style-name="T10">3) </text:span><text:span text:style-name="T9">Diagramme des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04:22:37.869146810</meta:creation-date>
    <meta:editing-duration>PT55M3S</meta:editing-duration>
    <meta:editing-cycles>10</meta:editing-cycles>
    <meta:generator>LibreOffice/4.2.1.1$Windows_x86 LibreOffice_project/d7dbbd7842e6a58b0f521599204e827654e1fb8b</meta:generator>
    <dc:date>2016-01-04T06:07:14.746000000</dc:date>
    <meta:document-statistic meta:table-count="0" meta:image-count="0" meta:object-count="0" meta:page-count="6" meta:paragraph-count="55" meta:word-count="1969" meta:character-count="12155" meta:non-whitespace-character-count="10234"/>
  </office:meta>
</office:document-meta>
</file>